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500000080BFA23ABF43120E25.png" manifest:media-type="image/png"/>
  <manifest:file-entry manifest:full-path="Pictures/100001F40000146500000D3B7EA101E5848A2565.svg" manifest:media-type="image/svg+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8" style:family="graphic" style:parent-style-name="objectwithoutfill">
      <style:graphic-properties draw:marker-end="Symmetric_20_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0.945cm"/>
    </style:style>
    <style:style style:name="gr10" style:family="graphic" style:parent-style-name="standard">
      <style:graphic-properties draw:stroke="none" draw:fill="none" fo:min-height="0.721cm"/>
    </style:style>
    <style:style style:name="gr11" style:family="graphic" style:parent-style-name="standard">
      <style:graphic-properties draw:stroke="none" draw:fill="none" fo:min-height="1.02cm"/>
    </style:style>
    <style:style style:name="gr1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893cm" fo:min-width="1.226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 draw:fill-color="#ffffff"/>
      <style:text-properties style:font-name="Liberation Mono1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000000"/>
    </style:style>
    <style:style style:name="P4" style:family="paragraph">
      <loext:graphic-properties draw:fill="none" draw:fill-color="#ffffff"/>
      <style:text-properties fo:color="#000000" style:font-name="Liberation Mono1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color="#ff3333" style:font-name="Liberation Sans2" fo:font-size="24pt" style:font-size-asian="24pt" style:font-size-complex="24pt"/>
    </style:style>
    <style:style style:name="P8" style:family="paragraph">
      <loext:graphic-properties draw:fill="none"/>
      <style:text-properties style:font-name="Liberation Mono1"/>
    </style:style>
    <style:style style:name="P9" style:family="paragraph">
      <loext:graphic-properties draw:fill="none"/>
      <style:text-properties fo:color="#000000" style:font-name="Liberation Sans2" fo:font-size="24pt" style:font-size-asian="24pt" style:font-size-complex="24pt"/>
    </style:style>
    <style:style style:name="P10" style:family="paragraph">
      <loext:graphic-properties draw:fill="none"/>
      <style:text-properties fo:color="#ff3333" style:font-name="Liberation Sans2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Liberation Mono1"/>
    </style:style>
    <style:style style:name="T2" style:family="text">
      <style:text-properties fo:color="#ff3333" style:font-name="Liberation Mono1"/>
    </style:style>
    <style:style style:name="T3" style:family="text">
      <style:text-properties fo:color="#000000" style:font-name="Liberation Mono1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style:font-name="Liberation Sans2" fo:font-size="24pt" style:font-size-asian="24pt" style:font-size-complex="24pt"/>
    </style:style>
    <style:style style:name="T6" style:family="text">
      <style:text-properties fo:color="#ff3333" style:font-name="Liberation Sans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781cm" svg:height="3.131cm" svg:x="8.11cm" svg:y="0.679cm">
          <draw:text-box>
            <text:p><text:span text:style-name="T1"/></text:p>
            <text:p><text:span text:style-name="T1"/></text:p>
            <text:p><text:span text:style-name="T1"/></text:p>
            <text:p><text:span text:style-name="T1">(reduce sumsq 0 [2 3 5]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781cm" svg:height="3.131cm" svg:x="8.11cm" svg:y="0.679cm">
          <draw:text-box>
            <text:p><text:span text:style-name="T1"/></text:p>
            <text:p><text:span text:style-name="T1"/></text:p>
            <text:p><text:span text:style-name="T1"/></text:p>
            <text:p><text:span text:style-name="T1">(reduce </text:span><text:span text:style-name="T2">sumsq</text:span><text:span text:style-name="T1"> 0 [2 3 5]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781cm" svg:height="3.131cm" svg:x="8.11cm" svg:y="0.679cm">
          <draw:text-box>
            <text:p><text:span text:style-name="T1"/></text:p>
            <text:p><text:span text:style-name="T1"/></text:p>
            <text:p><text:span text:style-name="T1"/></text:p>
            <text:p><text:span text:style-name="T1">(reduce sumsq </text:span><text:span text:style-name="T2">0</text:span><text:span text:style-name="T1"> [2 3 5]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781cm" svg:height="3.131cm" svg:x="8.11cm" svg:y="0.679cm">
          <draw:text-box>
            <text:p><text:span text:style-name="T1"/></text:p>
            <text:p><text:span text:style-name="T1"/></text:p>
            <text:p><text:span text:style-name="T1"/></text:p>
            <text:p><text:span text:style-name="T1">(reduce sumsq </text:span><text:span text:style-name="T3">0</text:span><text:span text:style-name="T1"> </text:span><text:span text:style-name="T2">[2 3 5]</text:span><text:span text:style-name="T1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781cm" svg:height="3.131cm" svg:x="8.11cm" svg:y="0.679cm">
          <draw:text-box>
            <text:p><text:span text:style-name="T1">(defn </text:span><text:span text:style-name="T2">sumsq</text:span><text:span text:style-name="T1"> [result value]</text:span></text:p>
            <text:p><text:span text:style-name="T1"><text:s text:c="2"/></text:span><text:span text:style-name="T1">(+ result (* value value)))</text:span></text:p>
            <text:p><text:span text:style-name="T1"/></text:p>
            <text:p><text:span text:style-name="T1">(reduce </text:span><text:span text:style-name="T2">sumsq</text:span><text:span text:style-name="T1"> 0 [2 3 5]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1.781cm" svg:height="3.131cm" svg:x="8.11cm" svg:y="0.679cm">
          <draw:text-box>
            <text:p text:style-name="P3"><text:span text:style-name="T3">(defn sumsq [</text:span><text:span text:style-name="T2">result</text:span><text:span text:style-name="T3"> value]</text:span></text:p>
            <text:p text:style-name="P3"><text:span text:style-name="T3"><text:s text:c="2"/></text:span><text:span text:style-name="T3">(+ result (* value value)))</text:span></text:p>
            <text:p text:style-name="P3"><text:span text:style-name="T3"/></text:p>
            <text:p text:style-name="P3"><text:span text:style-name="T3">(reduce sumsq 0 [2 3 5]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4" draw:layer="layout" svg:width="11.781cm" svg:height="3.131cm" svg:x="8.11cm" svg:y="0.679cm">
          <draw:text-box>
            <text:p text:style-name="P3"><text:span text:style-name="T3">(defn sumsq [result </text:span><text:span text:style-name="T2">value</text:span><text:span text:style-name="T3">]</text:span></text:p>
            <text:p text:style-name="P3"><text:span text:style-name="T3"><text:s text:c="2"/></text:span><text:span text:style-name="T3">(+ result (* value value)))</text:span></text:p>
            <text:p text:style-name="P3"><text:span text:style-name="T3"/></text:p>
            <text:p text:style-name="P3"><text:span text:style-name="T3">(reduce sumsq 0 [2 3 5]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1.781cm" svg:height="3.178cm" svg:x="8.11cm" svg:y="0.679cm">
          <draw:text-box>
            <text:p><text:span text:style-name="T1">(defn sumsq [result value]</text:span></text:p>
            <text:p><text:span text:style-name="T1"><text:s text:c="2"/></text:span><text:span text:style-name="T1">(+ result (* value value)))</text:span></text:p>
            <text:p><text:span text:style-name="T1"/></text:p>
            <text:p><text:span text:style-name="T1">(reduce sumsq </text:span><text:span text:style-name="T2">0</text:span><text:span text:style-name="T1"> [</text:span><text:span text:style-name="T3">2</text:span><text:span text:style-name="T1"> 3 5])</text:span></text:p>
          </draw:text-box>
        </draw:frame>
        <draw:frame draw:style-name="gr4" draw:text-style-name="P5" draw:layer="layout" svg:width="10.689cm" svg:height="1.195cm" svg:x="8.656cm" svg:y="4.299cm">
          <draw:text-box>
            <text:p><text:span text:style-name="T4">[ <text:s text:c="4"/>2 <text:s text:c="11"/>3 <text:s text:c="11"/>5 <text:s text:c="4"/>]</text:span></text:p>
          </draw:text-box>
        </draw:frame>
        <draw:line draw:style-name="gr5" draw:text-style-name="P6" draw:layer="layout" svg:x1="0.254cm" svg:y1="4.064cm" svg:x2="28cm" svg:y2="4.064cm">
          <text:p/>
        </draw:line>
        <draw:g>
          <draw:glue-point draw:id="4" svg:x="-2.59cm" svg:y="-3.428cm"/>
          <draw:frame draw:style-name="gr6" draw:text-style-name="P6" draw:layer="layout" svg:width="5.22cm" svg:height="3.386cm" svg:x="6.972cm" svg:y="6.58cm">
            <draw:image xlink:href="Pictures/100001F40000146500000D3B7EA101E5848A2565.svg" xlink:type="simple" xlink:show="embed" xlink:actuate="onLoad">
              <text:p/>
            </draw:image>
            <draw:image xlink:href="Pictures/10000201000000C500000080BFA23ABF43120E25.png" xlink:type="simple" xlink:show="embed" xlink:actuate="onLoad"/>
          </draw:frame>
          <draw:frame draw:style-name="gr7" draw:text-style-name="P1" draw:layer="layout" svg:width="2.54cm" svg:height="0.971cm" svg:x="8.312cm" svg:y="8.12cm">
            <draw:text-box>
              <text:p><text:span text:style-name="T1">sumsq</text:span></text:p>
            </draw:text-box>
          </draw:frame>
        </draw:g>
        <draw:line draw:style-name="gr8" draw:text-style-name="P6" draw:layer="layout" svg:x1="10.668cm" svg:y1="5.494cm" svg:x2="10.668cm" svg:y2="7.512cm">
          <text:p/>
        </draw:line>
        <draw:line draw:style-name="gr8" draw:text-style-name="P6" draw:layer="layout" svg:x1="9.498cm" svg:y1="9.66cm" svg:x2="9.498cm" svg:y2="10.676cm">
          <text:p/>
        </draw:line>
        <draw:frame draw:style-name="gr9" draw:text-style-name="P7" draw:layer="layout" svg:width="0.883cm" svg:height="1.195cm" svg:x="9.023cm" svg:y="10.712cm">
          <draw:text-box>
            <text:p><text:span text:style-name="T5">4</text:span></text:p>
          </draw:text-box>
        </draw:frame>
        <draw:frame draw:style-name="gr10" draw:text-style-name="P8" draw:layer="layout" svg:width="0.853cm" svg:height="0.971cm" svg:x="7.974cm" svg:y="5.588cm">
          <draw:text-box>
            <text:p><text:span text:style-name="T2">0</text:span></text:p>
          </draw:text-box>
        </draw:frame>
        <draw:line draw:style-name="gr8" draw:text-style-name="P6" draw:layer="layout" svg:x1="8.382cm" svg:y1="6.45cm" svg:x2="8.382cm" svg:y2="7.466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1.781cm" svg:height="3.178cm" svg:x="8.11cm" svg:y="0.679cm">
          <draw:text-box>
            <text:p><text:span text:style-name="T1">(defn sumsq [result value]</text:span></text:p>
            <text:p><text:span text:style-name="T1"><text:s text:c="2"/></text:span><text:span text:style-name="T1">(+ result (* value value)))</text:span></text:p>
            <text:p><text:span text:style-name="T1"/></text:p>
            <text:p><text:span text:style-name="T1">(reduce sumsq </text:span><text:span text:style-name="T3">0</text:span><text:span text:style-name="T1"> [</text:span><text:span text:style-name="T3">2</text:span><text:span text:style-name="T1"> 3 5])</text:span></text:p>
          </draw:text-box>
        </draw:frame>
        <draw:frame draw:style-name="gr4" draw:text-style-name="P5" draw:layer="layout" svg:width="10.689cm" svg:height="1.195cm" svg:x="8.656cm" svg:y="4.299cm">
          <draw:text-box>
            <text:p><text:span text:style-name="T4">[ <text:s text:c="4"/>2 <text:s text:c="11"/>3 <text:s text:c="11"/>5 <text:s text:c="4"/>]</text:span></text:p>
          </draw:text-box>
        </draw:frame>
        <draw:line draw:style-name="gr5" draw:text-style-name="P6" draw:layer="layout" svg:x1="0.254cm" svg:y1="4.064cm" svg:x2="28cm" svg:y2="4.064cm">
          <text:p/>
        </draw:line>
        <draw:g xml:id="id2" draw:id="id2">
          <draw:glue-point draw:id="4" svg:x="-2.59cm" svg:y="-3.428cm"/>
          <draw:frame draw:style-name="gr6" draw:text-style-name="P6" draw:layer="layout" svg:width="5.22cm" svg:height="3.386cm" svg:x="10.172cm" svg:y="6.58cm">
            <draw:image xlink:href="Pictures/100001F40000146500000D3B7EA101E5848A2565.svg" xlink:type="simple" xlink:show="embed" xlink:actuate="onLoad">
              <text:p/>
            </draw:image>
            <draw:image xlink:href="Pictures/10000201000000C500000080BFA23ABF43120E25.png" xlink:type="simple" xlink:show="embed" xlink:actuate="onLoad"/>
          </draw:frame>
          <draw:frame draw:style-name="gr7" draw:text-style-name="P1" draw:layer="layout" svg:width="2.54cm" svg:height="0.971cm" svg:x="11.512cm" svg:y="8.12cm">
            <draw:text-box>
              <text:p><text:span text:style-name="T1">sumsq</text:span></text:p>
            </draw:text-box>
          </draw:frame>
        </draw:g>
        <draw:line draw:style-name="gr8" draw:text-style-name="P6" draw:layer="layout" svg:x1="13.868cm" svg:y1="5.494cm" svg:x2="13.868cm" svg:y2="7.112cm">
          <text:p/>
        </draw:line>
        <draw:line draw:style-name="gr8" draw:text-style-name="P6" draw:layer="layout" svg:x1="12.698cm" svg:y1="9.652cm" svg:x2="12.698cm" svg:y2="10.668cm">
          <text:p/>
        </draw:line>
        <draw:frame draw:style-name="gr9" draw:text-style-name="P7" xml:id="id1" draw:id="id1" draw:layer="layout" svg:width="0.883cm" svg:height="1.195cm" svg:x="9.023cm" svg:y="10.712cm">
          <draw:text-box>
            <text:p><text:span text:style-name="T6">4</text:span></text:p>
          </draw:text-box>
        </draw:frame>
        <draw:connector draw:style-name="gr8" draw:text-style-name="P6" draw:layer="layout" svg:x1="9.464cm" svg:y1="10.712cm" svg:x2="11.431cm" svg:y2="7.113cm" draw:start-shape="id1" draw:start-glue-point="0" draw:end-shape="id2" draw:end-glue-point="4" svg:d="M9464 10712v-4632h1967v1033" svg:viewBox="0 0 1968 4633">
          <text:p/>
        </draw:connector>
        <draw:frame draw:style-name="gr11" draw:text-style-name="P9" draw:layer="layout" svg:width="1.524cm" svg:height="1.27cm" svg:x="11.938cm" svg:y="10.668cm">
          <draw:text-box>
            <text:p><text:span text:style-name="T5">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1.781cm" svg:height="3.178cm" svg:x="8.11cm" svg:y="0.679cm">
          <draw:text-box>
            <text:p><text:span text:style-name="T1">(defn sumsq [result value]</text:span></text:p>
            <text:p><text:span text:style-name="T1"><text:s text:c="2"/></text:span><text:span text:style-name="T1">(+ result (* value value)))</text:span></text:p>
            <text:p><text:span text:style-name="T1"/></text:p>
            <text:p><text:span text:style-name="T1">(reduce sumsq </text:span><text:span text:style-name="T3">0</text:span><text:span text:style-name="T1"> [</text:span><text:span text:style-name="T3">2</text:span><text:span text:style-name="T1"> 3 5])</text:span></text:p>
          </draw:text-box>
        </draw:frame>
        <draw:frame draw:style-name="gr4" draw:text-style-name="P5" draw:layer="layout" svg:width="10.689cm" svg:height="1.195cm" svg:x="8.656cm" svg:y="4.299cm">
          <draw:text-box>
            <text:p><text:span text:style-name="T4">[ <text:s text:c="4"/>2 <text:s text:c="11"/>3 <text:s text:c="11"/>5 <text:s text:c="4"/>]</text:span></text:p>
          </draw:text-box>
        </draw:frame>
        <draw:line draw:style-name="gr5" draw:text-style-name="P6" draw:layer="layout" svg:x1="0.254cm" svg:y1="4.064cm" svg:x2="28cm" svg:y2="4.064cm">
          <text:p/>
        </draw:line>
        <draw:g xml:id="id4" draw:id="id4">
          <draw:glue-point draw:id="4" svg:x="-2.59cm" svg:y="-3.428cm"/>
          <draw:frame draw:style-name="gr6" draw:text-style-name="P6" draw:layer="layout" svg:width="5.22cm" svg:height="3.386cm" svg:x="13.472cm" svg:y="6.58cm">
            <draw:image xlink:href="Pictures/100001F40000146500000D3B7EA101E5848A2565.svg" xlink:type="simple" xlink:show="embed" xlink:actuate="onLoad">
              <text:p/>
            </draw:image>
            <draw:image xlink:href="Pictures/10000201000000C500000080BFA23ABF43120E25.png" xlink:type="simple" xlink:show="embed" xlink:actuate="onLoad"/>
          </draw:frame>
          <draw:frame draw:style-name="gr7" draw:text-style-name="P1" draw:layer="layout" svg:width="2.54cm" svg:height="0.971cm" svg:x="14.812cm" svg:y="8.12cm">
            <draw:text-box>
              <text:p><text:span text:style-name="T1">sumsq</text:span></text:p>
            </draw:text-box>
          </draw:frame>
        </draw:g>
        <draw:line draw:style-name="gr8" draw:text-style-name="P6" draw:layer="layout" svg:x1="17.168cm" svg:y1="5.494cm" svg:x2="17.168cm" svg:y2="7.112cm">
          <text:p/>
        </draw:line>
        <draw:line draw:style-name="gr8" draw:text-style-name="P6" draw:layer="layout" svg:x1="15.998cm" svg:y1="9.652cm" svg:x2="15.998cm" svg:y2="10.668cm">
          <text:p/>
        </draw:line>
        <draw:frame draw:style-name="gr11" draw:text-style-name="P7" xml:id="id3" draw:id="id3" draw:layer="layout" svg:width="1.524cm" svg:height="1.27cm" svg:x="11.938cm" svg:y="10.668cm">
          <draw:text-box>
            <text:p><text:span text:style-name="T6">13</text:span></text:p>
          </draw:text-box>
        </draw:frame>
        <draw:connector draw:style-name="gr8" draw:text-style-name="P6" draw:layer="layout" svg:x1="12.7cm" svg:y1="10.668cm" svg:x2="14.731cm" svg:y2="7.113cm" draw:start-shape="id3" draw:start-glue-point="0" draw:end-shape="id4" draw:end-glue-point="4" svg:d="M12700 10668v-4588h2031v1033" svg:viewBox="0 0 2032 4589">
          <text:p/>
        </draw:connector>
        <draw:frame draw:style-name="gr11" draw:text-style-name="P9" draw:layer="layout" svg:width="1.679cm" svg:height="1.27cm" svg:x="15.339cm" svg:y="10.668cm">
          <draw:text-box>
            <text:p><text:span text:style-name="T5">3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1.781cm" svg:height="3.178cm" svg:x="8.11cm" svg:y="0.679cm">
          <draw:text-box>
            <text:p><text:span text:style-name="T1">(defn sumsq [result value]</text:span></text:p>
            <text:p><text:span text:style-name="T1"><text:s text:c="2"/></text:span><text:span text:style-name="T1">(+ result (* value value)))</text:span></text:p>
            <text:p><text:span text:style-name="T1"/></text:p>
            <text:p><text:span text:style-name="T1">(reduce sumsq </text:span><text:span text:style-name="T3">0</text:span><text:span text:style-name="T1"> [</text:span><text:span text:style-name="T3">2</text:span><text:span text:style-name="T1"> 3 5])</text:span></text:p>
          </draw:text-box>
        </draw:frame>
        <draw:frame draw:style-name="gr4" draw:text-style-name="P5" draw:layer="layout" svg:width="10.689cm" svg:height="1.195cm" svg:x="8.656cm" svg:y="4.299cm">
          <draw:text-box>
            <text:p><text:span text:style-name="T4">[ <text:s text:c="4"/>2 <text:s text:c="11"/>3 <text:s text:c="11"/>5 <text:s text:c="4"/>]</text:span></text:p>
          </draw:text-box>
        </draw:frame>
        <draw:line draw:style-name="gr5" draw:text-style-name="P6" draw:layer="layout" svg:x1="0.254cm" svg:y1="4.064cm" svg:x2="28cm" svg:y2="4.064cm">
          <text:p/>
        </draw:line>
        <draw:frame draw:style-name="gr9" draw:text-style-name="P10" draw:layer="layout" svg:width="1.679cm" svg:height="1.195cm" svg:x="15.339cm" svg:y="10.668cm">
          <draw:text-box>
            <text:p><text:span text:style-name="T6">38</text:span></text:p>
          </draw:text-box>
        </draw:frame>
        <draw:custom-shape draw:style-name="gr12" draw:text-style-name="P6" draw:layer="layout" svg:width="1.778cm" svg:height="1.195cm" svg:x="15.2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 David Eisenberg</meta:initial-creator>
    <meta:creation-date>2016-08-03T21:17:18.079502451</meta:creation-date>
    <dc:date>2016-08-05T20:11:51.722605419</dc:date>
    <dc:creator>J David Eisenberg</dc:creator>
    <meta:editing-duration>PT3H57M3S</meta:editing-duration>
    <meta:editing-cycles>30</meta:editing-cycles>
    <meta:generator>LibreOffice/5.0.4.2$Linux_X86_64 LibreOffice_project/2b9802c1994aa0b7dc6079e128979269cf95bc78</meta:generator>
    <meta:document-statistic meta:object-count="88"/>
  </office:meta>
</office:document-meta>
</file>